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64.64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fo:border-bottom="0.51pt solid #000000" fo:border-left="none" fo:border-right="none" fo:border-top="none"/>
    </style:style>
    <style:style style:name="ce8" style:family="table-cell" style:parent-style-name="Default">
      <style:table-cell-properties fo:border-bottom="2.01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21">
      <style:table-cell-properties fo:border-bottom="none" fo:border-left="none" fo:border-right="0.74pt solid #000000" fo:border-top="none"/>
    </style:style>
    <style:style style:name="ce10" style:family="table-cell" style:parent-style-name="Default" style:data-style-name="N121">
      <style:table-cell-properties fo:border-bottom="0.51pt solid #000000" fo:border-left="none" fo:border-right="0.51pt solid #000000" fo:border-top="none"/>
    </style:style>
    <style:style style:name="ce11" style:family="table-cell" style:parent-style-name="Default" style:data-style-name="N121">
      <style:table-cell-properties fo:border-bottom="0.51pt solid #000000" fo:border-left="none" fo:border-right="0.74pt solid #000000" fo:border-top="none"/>
    </style:style>
    <style:style style:name="ce12" style:family="table-cell" style:parent-style-name="Default" style:data-style-name="N121">
      <style:table-cell-properties fo:border-bottom="0.51pt solid #000000" style:text-align-source="fix" style:repeat-content="false" fo:border-left="none" fo:border-right="0.74pt solid #000000" fo:border-top="none"/>
      <style:paragraph-properties fo:text-align="end" fo:margin-left="0pt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 style:data-style-name="N121">
      <style:text-properties style:font-name="Liberation Sans" style:font-name-asian="AR PL SungtiL GB" style:font-name-complex="FreeSans"/>
    </style:style>
    <style:style style:name="ce15" style:family="table-cell" style:parent-style-name="Default">
      <style:table-cell-properties fo:border-bottom="2.01pt solid #000000" style:text-align-source="fix" style:repeat-content="false" fo:border-left="none" fo:border-right="0.99pt solid #000000" fo:border-top="non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fo:border-left="none" fo:border-right="0.99pt solid #000000" fo:border-top="none"/>
    </style:style>
    <style:style style:name="ce17" style:family="table-cell" style:parent-style-name="Default">
      <style:table-cell-properties fo:border-bottom="0.51pt solid #000000" fo:border-left="none" fo:border-right="0.99pt solid #000000" fo:border-top="none"/>
    </style:style>
    <style:style style:name="ce18" style:family="table-cell" style:parent-style-name="Default" style:data-style-name="N122"/>
    <style:style style:name="ce19" style:family="table-cell" style:parent-style-name="Default" style:data-style-name="N122">
      <style:text-properties style:font-name="Liberation Sans" style:font-name-asian="AR PL SungtiL GB" style:font-name-complex="FreeSans"/>
    </style:style>
    <style:style style:name="ce20" style:family="table-cell" style:parent-style-name="Default" style:data-style-name="N121">
      <style:table-cell-properties fo:border="none"/>
    </style:style>
    <style:style style:name="ce21" style:family="table-cell" style:parent-style-name="Default" style:data-style-name="N122">
      <style:table-cell-properties fo:border="none"/>
    </style:style>
    <style:style style:name="ce22" style:family="table-cell" style:parent-style-name="Default" style:data-style-name="N122">
      <style:table-cell-properties fo:border="none"/>
      <style:text-properties style:font-name="Liberation Sans" style:font-name-asian="AR PL SungtiL GB" style:font-name-complex="FreeSans"/>
    </style:style>
    <style:style style:name="ce23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miniml.twelf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ver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double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245" calcext:value-type="float">
            <text:p>0.24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6" calcext:value-type="float">
            <text:p>0.376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niml.tjtwelf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se sig</text:p>
          </table:table-cell>
          <table:table-cell office:value-type="float" office:value="0.000856" calcext:value-type="float">
            <text:p>0.000856</text:p>
          </table:table-cell>
          <table:table-cell/>
        </table:table-row>
        <table:table-row table:style-name="ro1">
          <table:table-cell office:value-type="string" calcext:value-type="string">
            <text:p>translate signature</text:p>
          </table:table-cell>
          <table:table-cell office:value-type="float" office:value="0.000294" calcext:value-type="float">
            <text:p>0.000294</text:p>
          </table:table-cell>
          <table:table-cell/>
        </table:table-row>
        <table:table-row table:style-name="ro1">
          <table:table-cell office:value-type="string" calcext:value-type="string">
            <text:p>compile, link, and start simulator</text:p>
          </table:table-cell>
          <table:table-cell office:value-type="float" office:value="0.001554" calcext:value-type="float">
            <text:p>0.001554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047" calcext:value-type="float">
            <text:p>0.000047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05" calcext:value-type="float">
            <text:p>0.00005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067" calcext:value-type="float">
            <text:p>0.000067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085" calcext:value-type="float">
            <text:p>0.000085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158" calcext:value-type="float">
            <text:p>0.000158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261" calcext:value-type="float">
            <text:p>0.000261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39" calcext:value-type="float">
            <text:p>0.000039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29" calcext:value-type="float">
            <text:p>0.000029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44" calcext:value-type="float">
            <text:p>0.000044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0575" calcext:value-type="float">
            <text:p>0.000575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1348" calcext:value-type="float">
            <text:p>0.001348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2559" calcext:value-type="float">
            <text:p>0.002559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4335" calcext:value-type="float">
            <text:p>0.004335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683" calcext:value-type="float">
            <text:p>0.00683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30986" calcext:value-type="float">
            <text:p>0.030986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87797" calcext:value-type="float">
            <text:p>0.187797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43" calcext:value-type="float">
            <text:p>0.000043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44" calcext:value-type="float">
            <text:p>0.000044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48" calcext:value-type="float">
            <text:p>0.000048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57" calcext:value-type="float">
            <text:p>0.000057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48" calcext:value-type="float">
            <text:p>0.000048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65" calcext:value-type="float">
            <text:p>0.000065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137" calcext:value-type="float">
            <text:p>0.000137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27" calcext:value-type="float">
            <text:p>0.000027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27" calcext:value-type="float">
            <text:p>0.000027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43" calcext:value-type="float">
            <text:p>0.000043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89" calcext:value-type="float">
            <text:p>0.000089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067" calcext:value-type="float">
            <text:p>0.000067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097" calcext:value-type="float">
            <text:p>0.000097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128" calcext:value-type="float">
            <text:p>0.000128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096" calcext:value-type="float">
            <text:p>0.000096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277" calcext:value-type="float">
            <text:p>0.000277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815" calcext:value-type="float">
            <text:p>0.000815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1878" calcext:value-type="float">
            <text:p>0.001878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4994" calcext:value-type="float">
            <text:p>0.004994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10595" calcext:value-type="float">
            <text:p>0.010595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1944" calcext:value-type="float">
            <text:p>0.01944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31388" calcext:value-type="float">
            <text:p>0.031388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82742" calcext:value-type="float">
            <text:p>0.182742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1.239425" calcext:value-type="float">
            <text:p>1.239425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0942" calcext:value-type="float">
            <text:p>0.000942</text:p>
          </table:table-cell>
          <table:table-cell office:value-type="string" calcext:value-type="string">
            <text:p>+strictness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2396" calcext:value-type="float">
            <text:p>0.002396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4504" calcext:value-type="float">
            <text:p>0.004504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7549" calcext:value-type="float">
            <text:p>0.007549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11516" calcext:value-type="float">
            <text:p>0.011516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50577" calcext:value-type="float">
            <text:p>0.050577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279378" calcext:value-type="float">
            <text:p>0.279378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0593" calcext:value-type="float">
            <text:p>0.000593</text:p>
          </table:table-cell>
          <table:table-cell office:value-type="string" calcext:value-type="string">
            <text:p>+strictness+specialized predicates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1453" calcext:value-type="float">
            <text:p>0.001453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2694" calcext:value-type="float">
            <text:p>0.002694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4523" calcext:value-type="float">
            <text:p>0.004523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7084" calcext:value-type="float">
            <text:p>0.007084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3486" calcext:value-type="float">
            <text:p>0.03486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217873" calcext:value-type="float">
            <text:p>0.217873</text:p>
          </table:table-cell>
          <table:table-cell/>
        </table:table-row>
      </table:table>
      <table:table table:name="minimltyped.twelf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ver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147" calcext:value-type="float">
            <text:p>0.14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7" calcext:value-type="float">
            <text:p>0.23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248" calcext:value-type="float">
            <text:p>0.248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7" calcext:value-type="float">
            <text:p>0.39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389" calcext:value-type="float">
            <text:p>0.38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" calcext:value-type="float">
            <text:p>0.6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675" calcext:value-type="float">
            <text:p>0.675</text:p>
          </table:table-cell>
          <table:table-cell office:value-type="float" office:value="1.118" calcext:value-type="float">
            <text:p>1.118</text:p>
          </table:table-cell>
          <table:table-cell office:value-type="float" office:value="1.076" calcext:value-type="float">
            <text:p>1.076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nimltyped.tjtwelf" table:style-name="ta1"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se sig</text:p>
          </table:table-cell>
          <table:table-cell office:value-type="float" office:value="0.001858" calcext:value-type="float">
            <text:p>0.001858</text:p>
          </table:table-cell>
          <table:table-cell/>
        </table:table-row>
        <table:table-row table:style-name="ro1">
          <table:table-cell office:value-type="string" calcext:value-type="string">
            <text:p>translate signature</text:p>
          </table:table-cell>
          <table:table-cell office:value-type="float" office:value="0.000411" calcext:value-type="float">
            <text:p>0.000411</text:p>
          </table:table-cell>
          <table:table-cell/>
        </table:table-row>
        <table:table-row table:style-name="ro1">
          <table:table-cell office:value-type="string" calcext:value-type="string">
            <text:p>compile, link, and start simulator</text:p>
          </table:table-cell>
          <table:table-cell office:value-type="float" office:value="0.007355" calcext:value-type="float">
            <text:p>0.007355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575" calcext:value-type="float">
            <text:p>0.000575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297" calcext:value-type="float">
            <text:p>0.000297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42" calcext:value-type="float">
            <text:p>0.00042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421" calcext:value-type="float">
            <text:p>0.000421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318" calcext:value-type="float">
            <text:p>0.000318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95" calcext:value-type="float">
            <text:p>0.000095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44" calcext:value-type="float">
            <text:p>0.000044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47" calcext:value-type="float">
            <text:p>0.000047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44" calcext:value-type="float">
            <text:p>0.000044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51" calcext:value-type="float">
            <text:p>0.000051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128" calcext:value-type="float">
            <text:p>0.000128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62" calcext:value-type="float">
            <text:p>0.000062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49" calcext:value-type="float">
            <text:p>0.000049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54" calcext:value-type="float">
            <text:p>0.000054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157" calcext:value-type="float">
            <text:p>0.000157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48963" calcext:value-type="float">
            <text:p>0.048963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72727" calcext:value-type="float">
            <text:p>0.072727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82678" calcext:value-type="float">
            <text:p>0.182678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373446" calcext:value-type="float">
            <text:p>0.373446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665659" calcext:value-type="float">
            <text:p>0.665659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75" calcext:value-type="float">
            <text:p>0.000075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135" calcext:value-type="float">
            <text:p>0.000135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67" calcext:value-type="float">
            <text:p>0.000067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77" calcext:value-type="float">
            <text:p>0.000077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89" calcext:value-type="float">
            <text:p>0.000089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36" calcext:value-type="float">
            <text:p>0.000036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36" calcext:value-type="float">
            <text:p>0.000036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48" calcext:value-type="float">
            <text:p>0.000048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56" calcext:value-type="float">
            <text:p>0.000056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69" calcext:value-type="float">
            <text:p>0.000069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213" calcext:value-type="float">
            <text:p>0.000213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239" calcext:value-type="float">
            <text:p>0.000239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278" calcext:value-type="float">
            <text:p>0.000278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346" calcext:value-type="float">
            <text:p>0.000346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87345" calcext:value-type="float">
            <text:p>0.087345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416447" calcext:value-type="float">
            <text:p>0.4164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p overf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p overf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p overflow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28385" calcext:value-type="float">
            <text:p>0.028385</text:p>
          </table:table-cell>
          <table:table-cell office:value-type="string" calcext:value-type="string">
            <text:p>+strictness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05119" calcext:value-type="float">
            <text:p>0.105119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254842" calcext:value-type="float">
            <text:p>0.254842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501333" calcext:value-type="float">
            <text:p>0.501333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870045" calcext:value-type="float">
            <text:p>0.870045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17752" calcext:value-type="float">
            <text:p>0.017752</text:p>
          </table:table-cell>
          <table:table-cell office:value-type="string" calcext:value-type="string">
            <text:p>+strictness+specialized predicates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70018" calcext:value-type="float">
            <text:p>0.070018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81048" calcext:value-type="float">
            <text:p>0.181048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37481" calcext:value-type="float">
            <text:p>0.37481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668647" calcext:value-type="float">
            <text:p>0.668647</text:p>
          </table:table-cell>
          <table:table-cell/>
        </table:table-row>
      </table:table>
      <table:table table:name="num.twelf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ver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klist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mklist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0.404" calcext:value-type="float">
            <text:p>0.404</text:p>
          </table:table-cell>
          <table:table-cell office:value-type="float" office:value="0.601" calcext:value-type="float">
            <text:p>0.601</text:p>
          </table:table-cell>
          <table:table-cell office:value-type="float" office:value="0.552" calcext:value-type="float">
            <text:p>0.552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mklist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157" calcext:value-type="float">
            <text:p>0.157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6" calcext:value-type="float">
            <text:p>0.236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4.58" calcext:value-type="float">
            <text:p>4.58</text:p>
          </table:table-cell>
          <table:table-cell office:value-type="float" office:value="7.758" calcext:value-type="float">
            <text:p>7.758</text:p>
          </table:table-cell>
          <table:table-cell office:value-type="float" office:value="6.998" calcext:value-type="float">
            <text:p>6.998</text:p>
          </table:table-cell>
          <table:table-cell office:value-type="float" office:value="3.179" calcext:value-type="float">
            <text:p>3.179</text:p>
          </table:table-cell>
        </table:table-row>
        <table:table-row table:style-name="ro1">
          <table:table-cell office:value-type="string" calcext:value-type="string">
            <text:p>mklist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461" calcext:value-type="float">
            <text:p>0.46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39" calcext:value-type="float">
            <text:p>0.639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9.572" calcext:value-type="float">
            <text:p>9.572</text:p>
          </table:table-cell>
          <table:table-cell office:value-type="float" office:value="5.077" calcext:value-type="float">
            <text:p>5.077</text:p>
          </table:table-cell>
          <table:table-cell office:value-type="float" office:value="3.6" calcext:value-type="float">
            <text:p>3.6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mklist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1.829" calcext:value-type="float">
            <text:p>1.829</text:p>
          </table:table-cell>
          <table:table-cell office:value-type="float" office:value="5.457" calcext:value-type="float">
            <text:p>5.457</text:p>
          </table:table-cell>
          <table:table-cell office:value-type="float" office:value="7.979" calcext:value-type="float">
            <text:p>7.979</text:p>
          </table:table-cell>
          <table:table-cell office:value-type="float" office:value="3.634" calcext:value-type="float">
            <text:p>3.634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string" calcext:value-type="string">
            <text:p>heap overflow</text:p>
          </table:table-cell>
          <table:table-cell table:number-columns-repeated="3"/>
        </table:table-row>
      </table:table>
      <table:table table:name="num.tjtwelf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se sig</text:p>
          </table:table-cell>
          <table:table-cell office:value-type="float" office:value="0.003583" calcext:value-type="float">
            <text:p>0.003583</text:p>
          </table:table-cell>
          <table:table-cell/>
        </table:table-row>
        <table:table-row table:style-name="ro1">
          <table:table-cell office:value-type="string" calcext:value-type="string">
            <text:p>translate signature</text:p>
          </table:table-cell>
          <table:table-cell office:value-type="float" office:value="0.001066" calcext:value-type="float">
            <text:p>0.001066</text:p>
          </table:table-cell>
          <table:table-cell/>
        </table:table-row>
        <table:table-row table:style-name="ro1">
          <table:table-cell office:value-type="string" calcext:value-type="string">
            <text:p>compile, link, and start simulator</text:p>
          </table:table-cell>
          <table:table-cell office:value-type="float" office:value="0.00472" calcext:value-type="float">
            <text:p>0.00472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1266" calcext:value-type="float">
            <text:p>0.001266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44" calcext:value-type="float">
            <text:p>0.00044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811" calcext:value-type="float">
            <text:p>0.000811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1657" calcext:value-type="float">
            <text:p>0.001657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3295" calcext:value-type="float">
            <text:p>0.003295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177" calcext:value-type="float">
            <text:p>0.000177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54" calcext:value-type="float">
            <text:p>0.000054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103" calcext:value-type="float">
            <text:p>0.000103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192" calcext:value-type="float">
            <text:p>0.000192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769" calcext:value-type="float">
            <text:p>0.000769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359" calcext:value-type="float">
            <text:p>0.000359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1445" calcext:value-type="float">
            <text:p>0.001445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579" calcext:value-type="float">
            <text:p>0.000579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1661" calcext:value-type="float">
            <text:p>0.001661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5282" calcext:value-type="float">
            <text:p>0.005282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8054" calcext:value-type="float">
            <text:p>0.008054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6863" calcext:value-type="float">
            <text:p>0.006863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2711" calcext:value-type="float">
            <text:p>0.02711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08587" calcext:value-type="float">
            <text:p>0.108587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432715" calcext:value-type="float">
            <text:p>0.432715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28968" calcext:value-type="float">
            <text:p>0.028968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47354" calcext:value-type="float">
            <text:p>0.047354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212412" calcext:value-type="float">
            <text:p>0.212412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903887" calcext:value-type="float">
            <text:p>0.903887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3.244997" calcext:value-type="float">
            <text:p>3.244997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13068" calcext:value-type="float">
            <text:p>0.013068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37129" calcext:value-type="float">
            <text:p>0.037129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148443" calcext:value-type="float">
            <text:p>0.148443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640323" calcext:value-type="float">
            <text:p>0.640323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2.466595" calcext:value-type="float">
            <text:p>2.466595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22182" calcext:value-type="float">
            <text:p>0.022182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90308" calcext:value-type="float">
            <text:p>0.090308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344653" calcext:value-type="float">
            <text:p>0.344653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1.508427" calcext:value-type="float">
            <text:p>1.508427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6.763343" calcext:value-type="float">
            <text:p>6.763343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333085" calcext:value-type="float">
            <text:p>0.333085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2.739616" calcext:value-type="float">
            <text:p>2.739616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22.160736" calcext:value-type="float">
            <text:p>22.160736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178.248747" calcext:value-type="float">
            <text:p>178.2487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6448" calcext:value-type="float">
            <text:p>0.006448</text:p>
          </table:table-cell>
          <table:table-cell office:value-type="string" calcext:value-type="string">
            <text:p>+strictness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842" calcext:value-type="float">
            <text:p>0.00842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32092" calcext:value-type="float">
            <text:p>0.032092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25561" calcext:value-type="float">
            <text:p>0.125561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498528" calcext:value-type="float">
            <text:p>0.498528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5186" calcext:value-type="float">
            <text:p>0.005186</text:p>
          </table:table-cell>
          <table:table-cell office:value-type="string" calcext:value-type="string">
            <text:p>+strictness+specialized predicates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7848" calcext:value-type="float">
            <text:p>0.007848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30925" calcext:value-type="float">
            <text:p>0.030925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25787" calcext:value-type="float">
            <text:p>0.125787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491978" calcext:value-type="float">
            <text:p>0.491978</text:p>
          </table:table-cell>
          <table:table-cell/>
        </table:table-row>
      </table:table>
      <table:table table:name="perm.twelf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ver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9" calcext:value-type="float">
            <text:p>0.149</text:p>
          </table:table-cell>
          <table:table-cell office:value-type="float" office:value="0.146" calcext:value-type="float">
            <text:p>0.14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202" calcext:value-type="float">
            <text:p>0.20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8" calcext:value-type="float">
            <text:p>0.22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343" calcext:value-type="float">
            <text:p>0.343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2" calcext:value-type="float">
            <text:p>0.392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perm.tjtwelf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se sig</text:p>
          </table:table-cell>
          <table:table-cell office:value-type="float" office:value="0.003291" calcext:value-type="float">
            <text:p>0.003291</text:p>
          </table:table-cell>
          <table:table-cell/>
        </table:table-row>
        <table:table-row table:style-name="ro1">
          <table:table-cell office:value-type="string" calcext:value-type="string">
            <text:p>translate signature</text:p>
          </table:table-cell>
          <table:table-cell office:value-type="float" office:value="0.001603" calcext:value-type="float">
            <text:p>0.001603</text:p>
          </table:table-cell>
          <table:table-cell/>
        </table:table-row>
        <table:table-row table:style-name="ro1">
          <table:table-cell office:value-type="string" calcext:value-type="string">
            <text:p>compile, link, and start simulator</text:p>
          </table:table-cell>
          <table:table-cell office:value-type="float" office:value="0.005119" calcext:value-type="float">
            <text:p>0.005119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102" calcext:value-type="float">
            <text:p>0.000102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45" calcext:value-type="float">
            <text:p>0.00045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307" calcext:value-type="float">
            <text:p>0.000307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223" calcext:value-type="float">
            <text:p>0.000223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251" calcext:value-type="float">
            <text:p>0.000251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24" calcext:value-type="float">
            <text:p>0.000024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34" calcext:value-type="float">
            <text:p>0.000034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43" calcext:value-type="float">
            <text:p>0.000043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31" calcext:value-type="float">
            <text:p>0.000031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31" calcext:value-type="float">
            <text:p>0.000031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4662" calcext:value-type="float">
            <text:p>0.004662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31669" calcext:value-type="float">
            <text:p>0.031669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15874" calcext:value-type="float">
            <text:p>0.115874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30966" calcext:value-type="float">
            <text:p>0.30966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686716" calcext:value-type="float">
            <text:p>0.686716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64" calcext:value-type="float">
            <text:p>0.000064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64" calcext:value-type="float">
            <text:p>0.000064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83" calcext:value-type="float">
            <text:p>0.000083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74" calcext:value-type="float">
            <text:p>0.000074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81" calcext:value-type="float">
            <text:p>0.000081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24" calcext:value-type="float">
            <text:p>0.000024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38" calcext:value-type="float">
            <text:p>0.000038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031" calcext:value-type="float">
            <text:p>0.000031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044" calcext:value-type="float">
            <text:p>0.000044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045" calcext:value-type="float">
            <text:p>0.000045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061" calcext:value-type="float">
            <text:p>0.000061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074" calcext:value-type="float">
            <text:p>0.0000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ck overflow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/>
          <table:table-cell office:value-type="string" calcext:value-type="string">
            <text:p>stack overf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ck overf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ck overf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ck overflow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23897" calcext:value-type="float">
            <text:p>0.023897</text:p>
          </table:table-cell>
          <table:table-cell office:value-type="string" calcext:value-type="string">
            <text:p>+strictness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35547" calcext:value-type="float">
            <text:p>0.135547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436207" calcext:value-type="float">
            <text:p>0.436207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1.056683" calcext:value-type="float">
            <text:p>1.056683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2.150704" calcext:value-type="float">
            <text:p>2.150704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9317" calcext:value-type="float">
            <text:p>0.009317</text:p>
          </table:table-cell>
          <table:table-cell office:value-type="string" calcext:value-type="string">
            <text:p>+strictness+specialized predicates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61359" calcext:value-type="float">
            <text:p>0.061359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218776" calcext:value-type="float">
            <text:p>0.218776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578609" calcext:value-type="float">
            <text:p>0.578609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1.254526" calcext:value-type="float">
            <text:p>1.254526</text:p>
          </table:table-cell>
          <table:table-cell/>
        </table:table-row>
      </table:table>
      <table:table table:name="reverse.twelf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ver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se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se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reverse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se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se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se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72" calcext:value-type="float">
            <text:p>0.07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se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184" calcext:value-type="float">
            <text:p>0.184</text:p>
          </table:table-cell>
          <table:table-cell office:value-type="float" office:value="0.293" calcext:value-type="float">
            <text:p>0.293</text:p>
          </table:table-cell>
          <table:table-cell office:value-type="float" office:value="0.263" calcext:value-type="float">
            <text:p>0.263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reverse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onstruction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ving</text:p>
          </table:table-cell>
          <table:table-cell office:value-type="float" office:value="0.338" calcext:value-type="float">
            <text:p>0.338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9" calcext:value-type="float">
            <text:p>0.579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</table:table-row>
      </table:table>
      <table:table table:name="reverse.tjtwelf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se sig</text:p>
          </table:table-cell>
          <table:table-cell office:value-type="float" office:value="0.000264" calcext:value-type="float">
            <text:p>0.000264</text:p>
          </table:table-cell>
          <table:table-cell/>
        </table:table-row>
        <table:table-row table:style-name="ro1">
          <table:table-cell office:value-type="string" calcext:value-type="string">
            <text:p>translate signature</text:p>
          </table:table-cell>
          <table:table-cell office:value-type="float" office:value="0.000118" calcext:value-type="float">
            <text:p>0.000118</text:p>
          </table:table-cell>
          <table:table-cell/>
        </table:table-row>
        <table:table-row table:style-name="ro1">
          <table:table-cell office:value-type="string" calcext:value-type="string">
            <text:p>compile, link, and start simulator</text:p>
          </table:table-cell>
          <table:table-cell office:value-type="float" office:value="0.000743" calcext:value-type="float">
            <text:p>0.000743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07" calcext:value-type="float">
            <text:p>0.00007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09" calcext:value-type="float">
            <text:p>0.00009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128" calcext:value-type="float">
            <text:p>0.000128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265" calcext:value-type="float">
            <text:p>0.000265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122" calcext:value-type="float">
            <text:p>0.000122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266" calcext:value-type="float">
            <text:p>0.000266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494" calcext:value-type="float">
            <text:p>0.000494</text:p>
          </table:table-cell>
          <table:table-cell/>
        </table:table-row>
        <table:table-row table:style-name="ro1">
          <table:table-cell office:value-type="string" calcext:value-type="string">
            <text:p>parse query</text:p>
          </table:table-cell>
          <table:table-cell office:value-type="float" office:value="0.00057" calcext:value-type="float">
            <text:p>0.00057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2" calcext:value-type="float">
            <text:p>0.00002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45" calcext:value-type="float">
            <text:p>0.000045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148" calcext:value-type="float">
            <text:p>0.000148</text:p>
          </table:table-cell>
          <table:table-cell/>
        </table:table-row>
        <table:table-row table:style-name="ro1">
          <table:table-cell office:value-type="string" calcext:value-type="string">
            <text:p>translate query</text:p>
          </table:table-cell>
          <table:table-cell office:value-type="float" office:value="0.000086" calcext:value-type="float">
            <text:p>0.000086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2" calcext:value-type="float">
            <text:p>0.00002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26" calcext:value-type="float">
            <text:p>0.000026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27" calcext:value-type="float">
            <text:p>0.000027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47" calcext:value-type="float">
            <text:p>0.000047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08" calcext:value-type="float">
            <text:p>0.00008</text:p>
          </table:table-cell>
          <table:table-cell/>
        </table:table-row>
        <table:table-row table:style-name="ro1">
          <table:table-cell office:value-type="string" calcext:value-type="string">
            <text:p>set up simulator to solve query</text:p>
          </table:table-cell>
          <table:table-cell office:value-type="float" office:value="0.000232" calcext:value-type="float">
            <text:p>0.000232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0089" calcext:value-type="float">
            <text:p>0.000089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0369" calcext:value-type="float">
            <text:p>0.000369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0984" calcext:value-type="float">
            <text:p>0.000984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2081" calcext:value-type="float">
            <text:p>0.002081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3858" calcext:value-type="float">
            <text:p>0.003858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25436" calcext:value-type="float">
            <text:p>0.025436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42531" calcext:value-type="float">
            <text:p>0.142531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270554" calcext:value-type="float">
            <text:p>0.270554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34" calcext:value-type="float">
            <text:p>0.000034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38" calcext:value-type="float">
            <text:p>0.000038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43" calcext:value-type="float">
            <text:p>0.000043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37" calcext:value-type="float">
            <text:p>0.000037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55" calcext:value-type="float">
            <text:p>0.000055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084" calcext:value-type="float">
            <text:p>0.000084</text:p>
          </table:table-cell>
          <table:table-cell/>
        </table:table-row>
        <table:table-row table:style-name="ro1">
          <table:table-cell office:value-type="string" calcext:value-type="string">
            <text:p>build term</text:p>
          </table:table-cell>
          <table:table-cell office:value-type="float" office:value="0.000104" calcext:value-type="float">
            <text:p>0.000104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62" calcext:value-type="float">
            <text:p>0.000062</text:p>
          </table:table-cell>
          <table:table-cell/>
        </table:table-row>
        <table:table-row table:style-name="ro1">
          <table:table-cell office:value-type="string" calcext:value-type="string">
            <text:p>invert term</text:p>
          </table:table-cell>
          <table:table-cell office:value-type="float" office:value="0.000082" calcext:value-type="float">
            <text:p>0.000082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217" calcext:value-type="float">
            <text:p>0.000217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047" calcext:value-type="float">
            <text:p>0.000047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072" calcext:value-type="float">
            <text:p>0.000072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08" calcext:value-type="float">
            <text:p>0.00008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06" calcext:value-type="float">
            <text:p>0.00006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133" calcext:value-type="float">
            <text:p>0.000133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345" calcext:value-type="float">
            <text:p>0.000345</text:p>
          </table:table-cell>
          <table:table-cell/>
        </table:table-row>
        <table:table-row table:style-name="ro1">
          <table:table-cell office:value-type="string" calcext:value-type="string">
            <text:p>print solution</text:p>
          </table:table-cell>
          <table:table-cell office:value-type="float" office:value="0.000306" calcext:value-type="float">
            <text:p>0.000306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0332" calcext:value-type="float">
            <text:p>0.000332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1807" calcext:value-type="float">
            <text:p>0.001807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5125" calcext:value-type="float">
            <text:p>0.005125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11273" calcext:value-type="float">
            <text:p>0.011273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20618" calcext:value-type="float">
            <text:p>0.020618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48643" calcext:value-type="float">
            <text:p>0.148643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1.125483" calcext:value-type="float">
            <text:p>1.125483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2.172246" calcext:value-type="float">
            <text:p>2.172246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0138" calcext:value-type="float">
            <text:p>0.000138</text:p>
          </table:table-cell>
          <table:table-cell office:value-type="string" calcext:value-type="string">
            <text:p>+strictness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0521" calcext:value-type="float">
            <text:p>0.000521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1335" calcext:value-type="float">
            <text:p>0.001335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2514" calcext:value-type="float">
            <text:p>0.002514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4454" calcext:value-type="float">
            <text:p>0.004454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26262" calcext:value-type="float">
            <text:p>0.026262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74758" calcext:value-type="float">
            <text:p>0.174758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328069" calcext:value-type="float">
            <text:p>0.328069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0109" calcext:value-type="float">
            <text:p>0.000109</text:p>
          </table:table-cell>
          <table:table-cell office:value-type="string" calcext:value-type="string">
            <text:p>+strictness+specialized predicates</text:p>
          </table:table-cell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0429" calcext:value-type="float">
            <text:p>0.000429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1149" calcext:value-type="float">
            <text:p>0.001149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2231" calcext:value-type="float">
            <text:p>0.002231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03932" calcext:value-type="float">
            <text:p>0.003932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024373" calcext:value-type="float">
            <text:p>0.024373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167365" calcext:value-type="float">
            <text:p>0.167365</text:p>
          </table:table-cell>
          <table:table-cell/>
        </table:table-row>
        <table:table-row table:style-name="ro1">
          <table:table-cell office:value-type="string" calcext:value-type="string">
            <text:p>solve query</text:p>
          </table:table-cell>
          <table:table-cell office:value-type="float" office:value="0.310489" calcext:value-type="float">
            <text:p>0.310489</text:p>
          </table:table-cell>
          <table:table-cell/>
        </table:table-row>
      </table:table>
      <table:table table:name="results" table:style-name="ta1">
        <table:table-column table:style-name="co5" table:default-cell-style-name="ce3"/>
        <table:table-column table:style-name="co3" table:default-cell-style-name="Default"/>
        <table:table-column table:style-name="co6" table:default-cell-style-name="ce13"/>
        <table:table-column table:style-name="co3" table:default-cell-style-name="Default"/>
        <table:table-column table:style-name="co1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5" table:default-cell-style-name="ce3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3"/>
        <table:table-row table:style-name="ro2">
          <table:table-cell table:style-name="ce1" office:value-type="string" calcext:value-type="string">
            <text:p>example name</text:p>
          </table:table-cell>
          <table:table-cell table:style-name="ce5" office:value-type="string" calcext:value-type="string">
            <text:p>overhead</text:p>
          </table:table-cell>
          <table:table-cell table:style-name="ce8" office:value-type="string" calcext:value-type="string">
            <text:p>Twelf</text:p>
          </table:table-cell>
          <table:table-cell table:style-name="ce5" office:value-type="string" calcext:value-type="string">
            <text:p>overhead</text:p>
          </table:table-cell>
          <table:table-cell table:style-name="ce15" office:value-type="string" calcext:value-type="string">
            <text:p>Tjtwelf</text:p>
          </table:table-cell>
          <table:table-cell table:number-columns-repeated="6"/>
          <table:table-cell table:style-name="ce1" office:value-type="string" calcext:value-type="string">
            <text:p>example name</text:p>
          </table:table-cell>
          <table:table-cell table:style-name="ce5" office:value-type="string" calcext:value-type="string">
            <text:p>naive</text:p>
          </table:table-cell>
          <table:table-cell table:style-name="ce5" office:value-type="string" calcext:value-type="string">
            <text:p>strictness</text:p>
          </table:table-cell>
          <table:table-cell table:style-name="ce5" office:value-type="string" calcext:value-type="string">
            <text:p>specialize</text:p>
          </table:table-cell>
          <table:table-cell table:style-name="ce5" office:value-type="string" calcext:value-type="string">
            <text:p>indexing</text:p>
          </table:table-cell>
        </table:table-row>
        <table:table-row table:style-name="ro1">
          <table:table-cell table:style-name="ce2" office:value-type="string" calcext:value-type="string">
            <text:p>reverse</text:p>
          </table:table-cell>
          <table:table-cell table:style-name="ce6" table:formula="of:=['reverse.twelf'.B2]+['reverse.twelf'.B3]" office:value-type="float" office:value="0" calcext:value-type="float">
            <text:p>0.000</text:p>
          </table:table-cell>
          <table:table-cell table:style-name="ce9"/>
          <table:table-cell table:style-name="ce6" table:formula="of:=['reverse.tjtwelf'.B1]+['reverse.tjtwelf'.B2]+['reverse.tjtwelf'.B3]" office:value-type="float" office:value="0.001125" calcext:value-type="float">
            <text:p>0.001</text:p>
          </table:table-cell>
          <table:table-cell table:number-columns-repeated="7"/>
          <table:table-cell table:style-name="ce2" office:value-type="string" calcext:value-type="string">
            <text:p>reverse</text:p>
          </table:table-cell>
          <table:table-cell table:style-name="ce6" table:number-columns-repeated="3"/>
          <table:table-cell table:style-name="ce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/>
          <table:table-cell table:style-name="ce9" table:formula="of:=['reverse.twelf'.B5]+['reverse.twelf'.B6]+['reverse.twelf'.B7]+['reverse.twelf'.B8]" office:value-type="float" office:value="0" calcext:value-type="float">
            <text:p>0.000</text:p>
          </table:table-cell>
          <table:table-cell table:style-name="ce6"/>
          <table:table-cell table:formula="of:=['reverse.tjtwelf'.B4]+['reverse.tjtwelf'.B12]+['reverse.tjtwelf'.B20]+['reverse.tjtwelf'.B28]+['reverse.tjtwelf'.B44]+['reverse.tjtwelf'.B52]" office:value-type="float" office:value="0.000418" calcext:value-type="float">
            <text:p>0.00041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style-name="ce18" table:formula="of:=['reverse.tjtwelf'.B60]" office:value-type="float" office:value="0.000332" calcext:value-type="float">
            <text:p>0.000332</text:p>
          </table:table-cell>
          <table:table-cell table:style-name="ce18" table:formula="of:=['reverse.tjtwelf'.B68]" office:value-type="float" office:value="0.000138" calcext:value-type="float">
            <text:p>0.000138</text:p>
          </table:table-cell>
          <table:table-cell table:style-name="ce18" table:formula="of:=['reverse.tjtwelf'.B76]" office:value-type="float" office:value="0.000109" calcext:value-type="float">
            <text:p>0.000109</text:p>
          </table:table-cell>
          <table:table-cell table:style-name="ce21" table:formula="of:=['reverse.tjtwelf'.B28]" office:value-type="float" office:value="0.000089" calcext:value-type="float">
            <text:p>0.0000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/>
          <table:table-cell table:style-name="ce9" table:formula="of:=['reverse.twelf'.B10]+['reverse.twelf'.B11]+['reverse.twelf'.B12]+['reverse.twelf'.B13]" office:value-type="float" office:value="0.009" calcext:value-type="float">
            <text:p>0.009</text:p>
          </table:table-cell>
          <table:table-cell table:style-name="ce6"/>
          <table:table-cell table:formula="of:=['reverse.tjtwelf'.B5]+['reverse.tjtwelf'.B13]+['reverse.tjtwelf'.B21]+['reverse.tjtwelf'.B29]+['reverse.tjtwelf'.B45]+['reverse.tjtwelf'.B53]" office:value-type="float" office:value="0.000557" calcext:value-type="float">
            <text:p>0.000557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18" table:formula="of:=['reverse.tjtwelf'.B61]" office:value-type="float" office:value="0.001807" calcext:value-type="float">
            <text:p>0.001807</text:p>
          </table:table-cell>
          <table:table-cell table:style-name="ce18" table:formula="of:=['reverse.tjtwelf'.B69]" office:value-type="float" office:value="0.000521" calcext:value-type="float">
            <text:p>0.000521</text:p>
          </table:table-cell>
          <table:table-cell table:style-name="ce18" table:formula="of:=['reverse.tjtwelf'.B77]" office:value-type="float" office:value="0.000429" calcext:value-type="float">
            <text:p>0.000429</text:p>
          </table:table-cell>
          <table:table-cell table:style-name="ce21" table:formula="of:=['reverse.tjtwelf'.B29]" office:value-type="float" office:value="0.000369" calcext:value-type="float">
            <text:p>0.0003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/>
          <table:table-cell table:style-name="ce9" table:formula="of:=['reverse.twelf'.B15]+['reverse.twelf'.B16]+['reverse.twelf'.B17]+['reverse.twelf'.B18]" office:value-type="float" office:value="0.005" calcext:value-type="float">
            <text:p>0.005</text:p>
          </table:table-cell>
          <table:table-cell table:style-name="ce6"/>
          <table:table-cell table:formula="of:=['reverse.tjtwelf'.B6]+['reverse.tjtwelf'.B14]+['reverse.tjtwelf'.B22]+['reverse.tjtwelf'.B30]+['reverse.tjtwelf'.B46]+['reverse.tjtwelf'.B54]" office:value-type="float" office:value="0.001248" calcext:value-type="float">
            <text:p>0.00124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style-name="ce18" table:formula="of:=['reverse.tjtwelf'.B62]" office:value-type="float" office:value="0.005125" calcext:value-type="float">
            <text:p>0.005125</text:p>
          </table:table-cell>
          <table:table-cell table:style-name="ce18" table:formula="of:=['reverse.tjtwelf'.B70]" office:value-type="float" office:value="0.001335" calcext:value-type="float">
            <text:p>0.001335</text:p>
          </table:table-cell>
          <table:table-cell table:style-name="ce18" table:formula="of:=['reverse.tjtwelf'.B78]" office:value-type="float" office:value="0.001149" calcext:value-type="float">
            <text:p>0.001149</text:p>
          </table:table-cell>
          <table:table-cell table:style-name="ce21" table:formula="of:=['reverse.tjtwelf'.B30]" office:value-type="float" office:value="0.000984" calcext:value-type="float">
            <text:p>0.0009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/>
          <table:table-cell table:style-name="ce9" table:formula="of:=['reverse.twelf'.B20]+['reverse.twelf'.B21]+['reverse.twelf'.B22]+['reverse.twelf'.B23]" office:value-type="float" office:value="0.01" calcext:value-type="float">
            <text:p>0.010</text:p>
          </table:table-cell>
          <table:table-cell table:style-name="ce6"/>
          <table:table-cell table:formula="of:=['reverse.tjtwelf'.B7]+['reverse.tjtwelf'.B15]+['reverse.tjtwelf'.B23]+['reverse.tjtwelf'.B31]+['reverse.tjtwelf'.B47]+['reverse.tjtwelf'.B55]" office:value-type="float" office:value="0.002492" calcext:value-type="float">
            <text:p>0.002492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style-name="ce18" table:formula="of:=['reverse.tjtwelf'.B63]" office:value-type="float" office:value="0.011273" calcext:value-type="float">
            <text:p>0.011273</text:p>
          </table:table-cell>
          <table:table-cell table:style-name="ce18" table:formula="of:=['reverse.tjtwelf'.B71]" office:value-type="float" office:value="0.002514" calcext:value-type="float">
            <text:p>0.002514</text:p>
          </table:table-cell>
          <table:table-cell table:style-name="ce18" table:formula="of:=['reverse.tjtwelf'.B79]" office:value-type="float" office:value="0.002231" calcext:value-type="float">
            <text:p>0.002231</text:p>
          </table:table-cell>
          <table:table-cell table:style-name="ce21" table:formula="of:=['reverse.tjtwelf'.B31]" office:value-type="float" office:value="0.002081" calcext:value-type="float">
            <text:p>0.0020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/>
          <table:table-cell table:style-name="ce9" table:formula="of:=['reverse.twelf'.B25]+['reverse.twelf'.B26]+['reverse.twelf'.B27]+['reverse.twelf'.B28]" office:value-type="float" office:value="0.01" calcext:value-type="float">
            <text:p>0.010</text:p>
          </table:table-cell>
          <table:table-cell table:style-name="ce6"/>
          <table:table-cell table:formula="of:=['reverse.tjtwelf'.B8]+['reverse.tjtwelf'.B16]+['reverse.tjtwelf'.B24]+['reverse.tjtwelf'.B32]+['reverse.tjtwelf'.B48]+['reverse.tjtwelf'.B56]" office:value-type="float" office:value="0.004108" calcext:value-type="float">
            <text:p>0.00410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18" table:formula="of:=['reverse.tjtwelf'.B64]" office:value-type="float" office:value="0.020618" calcext:value-type="float">
            <text:p>0.020618</text:p>
          </table:table-cell>
          <table:table-cell table:style-name="ce18" table:formula="of:=['reverse.tjtwelf'.B72]" office:value-type="float" office:value="0.004454" calcext:value-type="float">
            <text:p>0.004454</text:p>
          </table:table-cell>
          <table:table-cell table:style-name="ce18" table:formula="of:=['reverse.tjtwelf'.B80]" office:value-type="float" office:value="0.003932" calcext:value-type="float">
            <text:p>0.003932</text:p>
          </table:table-cell>
          <table:table-cell table:style-name="ce21" table:formula="of:=['reverse.tjtwelf'.B32]" office:value-type="float" office:value="0.003858" calcext:value-type="float">
            <text:p>0.0038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/>
          <table:table-cell table:style-name="ce9" table:formula="of:=['reverse.twelf'.B30]+['reverse.twelf'.B31]+['reverse.twelf'.B32]+['reverse.twelf'.B33]" office:value-type="float" office:value="0.044" calcext:value-type="float">
            <text:p>0.044</text:p>
          </table:table-cell>
          <table:table-cell table:style-name="ce6"/>
          <table:table-cell table:formula="of:=['reverse.tjtwelf'.B9]+['reverse.tjtwelf'.B17]+['reverse.tjtwelf'.B25]+['reverse.tjtwelf'.B33]+['reverse.tjtwelf'.B49]+['reverse.tjtwelf'.B57]" office:value-type="float" office:value="0.025962" calcext:value-type="float">
            <text:p>0.02596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style-name="ce18" table:formula="of:=['reverse.tjtwelf'.B65]" office:value-type="float" office:value="0.148643" calcext:value-type="float">
            <text:p>0.148643</text:p>
          </table:table-cell>
          <table:table-cell table:style-name="ce18" table:formula="of:=['reverse.tjtwelf'.B73]" office:value-type="float" office:value="0.026262" calcext:value-type="float">
            <text:p>0.026262</text:p>
          </table:table-cell>
          <table:table-cell table:style-name="ce18" table:formula="of:=['reverse.tjtwelf'.B81]" office:value-type="float" office:value="0.024373" calcext:value-type="float">
            <text:p>0.024373</text:p>
          </table:table-cell>
          <table:table-cell table:style-name="ce21" table:formula="of:=['reverse.tjtwelf'.B33]" office:value-type="float" office:value="0.025436" calcext:value-type="float">
            <text:p>0.0254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/>
          <table:table-cell table:style-name="ce9" table:formula="of:=['reverse.twelf'.B35]+['reverse.twelf'.B36]+['reverse.twelf'.B37]+['reverse.twelf'.B38]" office:value-type="float" office:value="0.187" calcext:value-type="float">
            <text:p>0.187</text:p>
          </table:table-cell>
          <table:table-cell table:style-name="ce6"/>
          <table:table-cell table:formula="of:=['reverse.tjtwelf'.B10]+['reverse.tjtwelf'.B18]+['reverse.tjtwelf'.B26]+['reverse.tjtwelf'.B34]+['reverse.tjtwelf'.B50]+['reverse.tjtwelf'.B58]" office:value-type="float" office:value="0.14366" calcext:value-type="float">
            <text:p>0.14366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table:style-name="ce18" table:formula="of:=['reverse.tjtwelf'.B66]" office:value-type="float" office:value="1.125483" calcext:value-type="float">
            <text:p>1.125483</text:p>
          </table:table-cell>
          <table:table-cell table:style-name="ce18" table:formula="of:=['reverse.tjtwelf'.B74]" office:value-type="float" office:value="0.174758" calcext:value-type="float">
            <text:p>0.174758</text:p>
          </table:table-cell>
          <table:table-cell table:style-name="ce18" table:formula="of:=['reverse.tjtwelf'.B82]" office:value-type="float" office:value="0.167365" calcext:value-type="float">
            <text:p>0.167365</text:p>
          </table:table-cell>
          <table:table-cell table:style-name="ce21" table:formula="of:=['reverse.tjtwelf'.B34]" office:value-type="float" office:value="0.142531" calcext:value-type="float">
            <text:p>0.142531</text:p>
          </table:table-cell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7"/>
          <table:table-cell table:style-name="ce10" table:formula="of:=['reverse.twelf'.B40]+['reverse.twelf'.B41]+['reverse.twelf'.B42]+['reverse.twelf'.B43]" office:value-type="float" office:value="0.343" calcext:value-type="float">
            <text:p>0.343</text:p>
          </table:table-cell>
          <table:table-cell table:style-name="ce7"/>
          <table:table-cell table:style-name="ce17" table:formula="of:=['reverse.tjtwelf'.B11]+['reverse.tjtwelf'.B19]+['reverse.tjtwelf'.B27]+['reverse.tjtwelf'.B35]+['reverse.tjtwelf'.B51]+['reverse.tjtwelf'.B59]" office:value-type="float" office:value="0.27183" calcext:value-type="float">
            <text:p>0.27183</text:p>
          </table:table-cell>
          <table:table-cell table:number-columns-repeated="6"/>
          <table:table-cell table:style-name="ce4" office:value-type="float" office:value="250" calcext:value-type="float">
            <text:p>250</text:p>
          </table:table-cell>
          <table:table-cell table:style-name="ce19" table:formula="of:=['reverse.tjtwelf'.B67]" office:value-type="float" office:value="2.172246" calcext:value-type="float">
            <text:p>2.172246</text:p>
          </table:table-cell>
          <table:table-cell table:style-name="ce18" table:formula="of:=['reverse.tjtwelf'.B75]" office:value-type="float" office:value="0.328069" calcext:value-type="float">
            <text:p>0.328069</text:p>
          </table:table-cell>
          <table:table-cell table:style-name="ce18" table:formula="of:=['reverse.tjtwelf'.B83]" office:value-type="float" office:value="0.310489" calcext:value-type="float">
            <text:p>0.310489</text:p>
          </table:table-cell>
          <table:table-cell table:style-name="ce21" table:formula="of:=['reverse.tjtwelf'.B35]" office:value-type="float" office:value="0.270554" calcext:value-type="float">
            <text:p>0.270554</text:p>
          </table:table-cell>
        </table:table-row>
        <table:table-row table:style-name="ro1">
          <table:table-cell table:style-name="ce2" office:value-type="string" calcext:value-type="string">
            <text:p>miniml</text:p>
          </table:table-cell>
          <table:table-cell table:style-name="ce6" table:formula="of:=['miniml.twelf'.B2]+['miniml.twelf'.B3]" office:value-type="float" office:value="0" calcext:value-type="float">
            <text:p>0.000</text:p>
          </table:table-cell>
          <table:table-cell table:style-name="ce9"/>
          <table:table-cell table:style-name="ce14" table:formula="of:=['miniml.tjtwelf'.B1]+['miniml.tjtwelf'.B2]+['miniml.tjtwelf'.B3]" office:value-type="float" office:value="0.002704" calcext:value-type="float">
            <text:p>0.003</text:p>
          </table:table-cell>
          <table:table-cell table:number-columns-repeated="7"/>
          <table:table-cell table:style-name="ce2" office:value-type="string" calcext:value-type="string">
            <text:p>miniml</text:p>
          </table:table-cell>
          <table:table-cell table:style-name="ce18" table:number-columns-repeated="3"/>
          <table:table-cell table:style-name="ce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/>
          <table:table-cell table:style-name="ce9" table:formula="of:=['miniml.twelf'.B5]+['miniml.twelf'.B6]+['miniml.twelf'.B7]+['miniml.twelf'.B8]" office:value-type="float" office:value="0.001" calcext:value-type="float">
            <text:p>0.001</text:p>
          </table:table-cell>
          <table:table-cell table:style-name="ce6"/>
          <table:table-cell table:formula="of:=['miniml.tjtwelf'.B4]+['miniml.tjtwelf'.B11]+['miniml.tjtwelf'.B18]+['miniml.tjtwelf'.B25]+['miniml.tjtwelf'.B39]+['miniml.tjtwelf'.B46]" office:value-type="float" office:value="0.000699" calcext:value-type="float">
            <text:p>0.00069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style-name="ce18" table:formula="of:=['miniml.tjtwelf'.B53]" office:value-type="float" office:value="0.001878" calcext:value-type="float">
            <text:p>0.001878</text:p>
          </table:table-cell>
          <table:table-cell table:style-name="ce19" table:formula="of:=['miniml.tjtwelf'.B60]" office:value-type="float" office:value="0.000942" calcext:value-type="float">
            <text:p>0.000942</text:p>
          </table:table-cell>
          <table:table-cell table:style-name="ce18" table:formula="of:=['miniml.tjtwelf'.B67]" office:value-type="float" office:value="0.000593" calcext:value-type="float">
            <text:p>0.000593</text:p>
          </table:table-cell>
          <table:table-cell table:style-name="ce22" table:formula="of:=['miniml.tjtwelf'.B25]" office:value-type="float" office:value="0.000575" calcext:value-type="float">
            <text:p>0.0005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/>
          <table:table-cell table:style-name="ce9" table:formula="of:=['miniml.twelf'.B10]+['miniml.twelf'.B11]+['miniml.twelf'.B12]+['miniml.twelf'.B13]" office:value-type="float" office:value="0.006" calcext:value-type="float">
            <text:p>0.006</text:p>
          </table:table-cell>
          <table:table-cell table:style-name="ce6"/>
          <table:table-cell table:formula="of:=['miniml.tjtwelf'.B5]+['miniml.tjtwelf'.B12]+['miniml.tjtwelf'.B19]+['miniml.tjtwelf'.B26]+['miniml.tjtwelf'.B40]+['miniml.tjtwelf'.B47]" office:value-type="float" office:value="0.001505" calcext:value-type="float">
            <text:p>0.001505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18" table:formula="of:=['miniml.tjtwelf'.B54]" office:value-type="float" office:value="0.004994" calcext:value-type="float">
            <text:p>0.004994</text:p>
          </table:table-cell>
          <table:table-cell table:style-name="ce19" table:formula="of:=['miniml.tjtwelf'.B61]" office:value-type="float" office:value="0.002396" calcext:value-type="float">
            <text:p>0.002396</text:p>
          </table:table-cell>
          <table:table-cell table:style-name="ce18" table:formula="of:=['miniml.tjtwelf'.B68]" office:value-type="float" office:value="0.001453" calcext:value-type="float">
            <text:p>0.001453</text:p>
          </table:table-cell>
          <table:table-cell table:style-name="ce22" table:formula="of:=['miniml.tjtwelf'.B26]" office:value-type="float" office:value="0.001348" calcext:value-type="float">
            <text:p>0.0013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/>
          <table:table-cell table:style-name="ce9" table:formula="of:=['miniml.twelf'.B15]+['miniml.twelf'.B16]+['miniml.twelf'.B17]+['miniml.twelf'.B18]" office:value-type="float" office:value="0.009" calcext:value-type="float">
            <text:p>0.009</text:p>
          </table:table-cell>
          <table:table-cell table:style-name="ce6"/>
          <table:table-cell table:formula="of:=['miniml.tjtwelf'.B6]+['miniml.tjtwelf'.B13]+['miniml.tjtwelf'.B20]+['miniml.tjtwelf'.B27]+['miniml.tjtwelf'.B41]+['miniml.tjtwelf'.B48]" office:value-type="float" office:value="0.002776" calcext:value-type="float">
            <text:p>0.002776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style-name="ce18" table:formula="of:=['miniml.tjtwelf'.B55]" office:value-type="float" office:value="0.010595" calcext:value-type="float">
            <text:p>0.010595</text:p>
          </table:table-cell>
          <table:table-cell table:style-name="ce19" table:formula="of:=['miniml.tjtwelf'.B62]" office:value-type="float" office:value="0.004504" calcext:value-type="float">
            <text:p>0.004504</text:p>
          </table:table-cell>
          <table:table-cell table:style-name="ce18" table:formula="of:=['miniml.tjtwelf'.B69]" office:value-type="float" office:value="0.002694" calcext:value-type="float">
            <text:p>0.002694</text:p>
          </table:table-cell>
          <table:table-cell table:style-name="ce22" table:formula="of:=['miniml.tjtwelf'.B27]" office:value-type="float" office:value="0.002559" calcext:value-type="float">
            <text:p>0.0025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/>
          <table:table-cell table:style-name="ce9" table:formula="of:=['miniml.twelf'.B20]+['miniml.twelf'.B21]+['miniml.twelf'.B22]+['miniml.twelf'.B23]" office:value-type="float" office:value="0.015" calcext:value-type="float">
            <text:p>0.015</text:p>
          </table:table-cell>
          <table:table-cell table:style-name="ce6"/>
          <table:table-cell table:formula="of:=['miniml.tjtwelf'.B7]+['miniml.tjtwelf'.B14]+['miniml.tjtwelf'.B21]+['miniml.tjtwelf'.B28]+['miniml.tjtwelf'.B42]+['miniml.tjtwelf'.B49]" office:value-type="float" office:value="0.004617" calcext:value-type="float">
            <text:p>0.00461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style-name="ce18" table:formula="of:=['miniml.tjtwelf'.B56]" office:value-type="float" office:value="0.01944" calcext:value-type="float">
            <text:p>0.019440</text:p>
          </table:table-cell>
          <table:table-cell table:style-name="ce19" table:formula="of:=['miniml.tjtwelf'.B63]" office:value-type="float" office:value="0.007549" calcext:value-type="float">
            <text:p>0.007549</text:p>
          </table:table-cell>
          <table:table-cell table:style-name="ce18" table:formula="of:=['miniml.tjtwelf'.B70]" office:value-type="float" office:value="0.004523" calcext:value-type="float">
            <text:p>0.004523</text:p>
          </table:table-cell>
          <table:table-cell table:style-name="ce22" table:formula="of:=['miniml.tjtwelf'.B28]" office:value-type="float" office:value="0.004335" calcext:value-type="float">
            <text:p>0.0043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/>
          <table:table-cell table:style-name="ce9" table:formula="of:=['miniml.twelf'.B25]+['miniml.twelf'.B26]+['miniml.twelf'.B27]+['miniml.twelf'.B28]" office:value-type="float" office:value="0.017" calcext:value-type="float">
            <text:p>0.017</text:p>
          </table:table-cell>
          <table:table-cell table:style-name="ce6"/>
          <table:table-cell table:formula="of:=['miniml.tjtwelf'.B8]+['miniml.tjtwelf'.B15]+['miniml.tjtwelf'.B22]+['miniml.tjtwelf'.B29]+['miniml.tjtwelf'.B43]+['miniml.tjtwelf'.B50]" office:value-type="float" office:value="0.007141" calcext:value-type="float">
            <text:p>0.007141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18" table:formula="of:=['miniml.tjtwelf'.B57]" office:value-type="float" office:value="0.031388" calcext:value-type="float">
            <text:p>0.031388</text:p>
          </table:table-cell>
          <table:table-cell table:style-name="ce19" table:formula="of:=['miniml.tjtwelf'.B64]" office:value-type="float" office:value="0.011516" calcext:value-type="float">
            <text:p>0.011516</text:p>
          </table:table-cell>
          <table:table-cell table:style-name="ce18" table:formula="of:=['miniml.tjtwelf'.B71]" office:value-type="float" office:value="0.007084" calcext:value-type="float">
            <text:p>0.007084</text:p>
          </table:table-cell>
          <table:table-cell table:style-name="ce22" table:formula="of:=['miniml.tjtwelf'.B29]" office:value-type="float" office:value="0.00683" calcext:value-type="float">
            <text:p>0.0068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/>
          <table:table-cell table:style-name="ce9" table:formula="of:=['miniml.twelf'.B30]+['miniml.twelf'.B31]+['miniml.twelf'.B32]+['miniml.twelf'.B33]" office:value-type="float" office:value="0.075" calcext:value-type="float">
            <text:p>0.075</text:p>
          </table:table-cell>
          <table:table-cell table:style-name="ce6"/>
          <table:table-cell table:formula="of:=['miniml.tjtwelf'.B9]+['miniml.tjtwelf'.B16]+['miniml.tjtwelf'.B23]+['miniml.tjtwelf'.B30]+['miniml.tjtwelf'.B44]+['miniml.tjtwelf'.B51]" office:value-type="float" office:value="0.03158" calcext:value-type="float">
            <text:p>0.0315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style-name="ce18" table:formula="of:=['miniml.tjtwelf'.B58]" office:value-type="float" office:value="0.182742" calcext:value-type="float">
            <text:p>0.182742</text:p>
          </table:table-cell>
          <table:table-cell table:style-name="ce19" table:formula="of:=['miniml.tjtwelf'.B65]" office:value-type="float" office:value="0.050577" calcext:value-type="float">
            <text:p>0.050577</text:p>
          </table:table-cell>
          <table:table-cell table:style-name="ce18" table:formula="of:=['miniml.tjtwelf'.B72]" office:value-type="float" office:value="0.03486" calcext:value-type="float">
            <text:p>0.034860</text:p>
          </table:table-cell>
          <table:table-cell table:style-name="ce22" table:formula="of:=['miniml.tjtwelf'.B30]" office:value-type="float" office:value="0.030986" calcext:value-type="float">
            <text:p>0.030986</text:p>
          </table:table-cell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7"/>
          <table:table-cell table:style-name="ce11" table:formula="of:=['miniml.twelf'.B35]+['miniml.twelf'.B36]+['miniml.twelf'.B37]+['miniml.twelf'.B38]" office:value-type="float" office:value="0.247" calcext:value-type="float">
            <text:p>0.247</text:p>
          </table:table-cell>
          <table:table-cell table:style-name="ce7"/>
          <table:table-cell table:style-name="ce17" table:formula="of:=['miniml.tjtwelf'.B10]+['miniml.tjtwelf'.B17]+['miniml.tjtwelf'.B24]+['miniml.tjtwelf'.B31]+['miniml.tjtwelf'.B45]+['miniml.tjtwelf'.B52]" office:value-type="float" office:value="0.189045" calcext:value-type="float">
            <text:p>0.189045</text:p>
          </table:table-cell>
          <table:table-cell table:number-columns-repeated="6"/>
          <table:table-cell table:style-name="ce4" office:value-type="float" office:value="200" calcext:value-type="float">
            <text:p>200</text:p>
          </table:table-cell>
          <table:table-cell table:style-name="ce18" table:formula="of:=['miniml.tjtwelf'.B59]" office:value-type="float" office:value="1.239425" calcext:value-type="float">
            <text:p>1.239425</text:p>
          </table:table-cell>
          <table:table-cell table:style-name="ce19" table:formula="of:=['miniml.tjtwelf'.B66]" office:value-type="float" office:value="0.279378" calcext:value-type="float">
            <text:p>0.279378</text:p>
          </table:table-cell>
          <table:table-cell table:style-name="ce18" table:formula="of:=['miniml.tjtwelf'.B73]" office:value-type="float" office:value="0.217873" calcext:value-type="float">
            <text:p>0.217873</text:p>
          </table:table-cell>
          <table:table-cell table:style-name="ce22" table:formula="of:=['miniml.tjtwelf'.B31]" office:value-type="float" office:value="0.187797" calcext:value-type="float">
            <text:p>0.187797</text:p>
          </table:table-cell>
        </table:table-row>
        <table:table-row table:style-name="ro1">
          <table:table-cell table:style-name="ce2" office:value-type="string" calcext:value-type="string">
            <text:p>Miniml-typed</text:p>
          </table:table-cell>
          <table:table-cell table:style-name="ce6" table:formula="of:=['minimltyped.twelf'.B2]+['minimltyped.twelf'.B3]" office:value-type="float" office:value="0.001" calcext:value-type="float">
            <text:p>0.001</text:p>
          </table:table-cell>
          <table:table-cell table:style-name="ce9"/>
          <table:table-cell table:style-name="ce6" table:formula="of:=['minimltyped.tjtwelf'.B1]+['minimltyped.tjtwelf'.B2]+['minimltyped.tjtwelf'.B3]" office:value-type="float" office:value="0.009624" calcext:value-type="float">
            <text:p>0.010</text:p>
          </table:table-cell>
          <table:table-cell table:number-columns-repeated="7"/>
          <table:table-cell table:style-name="ce2" office:value-type="string" calcext:value-type="string">
            <text:p>Miniml-typed</text:p>
          </table:table-cell>
          <table:table-cell table:style-name="ce18" table:number-columns-repeated="3"/>
          <table:table-cell table:style-name="ce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/>
          <table:table-cell table:style-name="ce9" table:formula="of:=['minimltyped.twelf'.B5]+['minimltyped.twelf'.B6]+['minimltyped.twelf'.B7]+['minimltyped.twelf'.B8]" office:value-type="float" office:value="0.037" calcext:value-type="float">
            <text:p>0.037</text:p>
          </table:table-cell>
          <table:table-cell table:style-name="ce6"/>
          <table:table-cell table:formula="of:=['minimltyped.tjtwelf'.B4]+['minimltyped.tjtwelf'.B9]+['minimltyped.tjtwelf'.B14]+['minimltyped.tjtwelf'.B19]+['minimltyped.tjtwelf'.B29]+['minimltyped.tjtwelf'.B34]" office:value-type="float" office:value="0.05001" calcext:value-type="float">
            <text:p>0.05001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18" table:formula="of:=['minimltyped.tjtwelf'.B39]" office:value-type="float" office:value="0.087345" calcext:value-type="float">
            <text:p>0.087345</text:p>
          </table:table-cell>
          <table:table-cell table:style-name="ce18" table:formula="of:=['minimltyped.tjtwelf'.B44]" office:value-type="float" office:value="0.028385" calcext:value-type="float">
            <text:p>0.028385</text:p>
          </table:table-cell>
          <table:table-cell table:style-name="ce19" table:formula="of:=['minimltyped.tjtwelf'.B49]" office:value-type="float" office:value="0.017752" calcext:value-type="float">
            <text:p>0.017752</text:p>
          </table:table-cell>
          <table:table-cell table:style-name="ce21" table:formula="of:=['minimltyped.tjtwelf'.B19]" office:value-type="float" office:value="0.048963" calcext:value-type="float">
            <text:p>0.0489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/>
          <table:table-cell table:style-name="ce9" table:formula="of:=['minimltyped.twelf'.B10]+['minimltyped.twelf'.B11]+['minimltyped.twelf'.B12]+['minimltyped.twelf'.B13]" office:value-type="float" office:value="0.147" calcext:value-type="float">
            <text:p>0.147</text:p>
          </table:table-cell>
          <table:table-cell table:style-name="ce6"/>
          <table:table-cell table:formula="of:=['minimltyped.tjtwelf'.B5]+['minimltyped.tjtwelf'.B10]+['minimltyped.tjtwelf'.B15]+['minimltyped.tjtwelf'.B20]+['minimltyped.tjtwelf'.B30]+['minimltyped.tjtwelf'.B35]" office:value-type="float" office:value="0.073266" calcext:value-type="float">
            <text:p>0.07326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style-name="ce18" table:formula="of:=['minimltyped.tjtwelf'.B40]" office:value-type="float" office:value="0.416447" calcext:value-type="float">
            <text:p>0.416447</text:p>
          </table:table-cell>
          <table:table-cell table:style-name="ce18" table:formula="of:=['minimltyped.tjtwelf'.B45]" office:value-type="float" office:value="0.105119" calcext:value-type="float">
            <text:p>0.105119</text:p>
          </table:table-cell>
          <table:table-cell table:style-name="ce19" table:formula="of:=['minimltyped.tjtwelf'.B50]" office:value-type="float" office:value="0.070018" calcext:value-type="float">
            <text:p>0.070018</text:p>
          </table:table-cell>
          <table:table-cell table:style-name="ce21" table:formula="of:=['minimltyped.tjtwelf'.B20]" office:value-type="float" office:value="0.072727" calcext:value-type="float">
            <text:p>0.0727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/>
          <table:table-cell table:style-name="ce9" table:formula="of:=['minimltyped.twelf'.B15]+['minimltyped.twelf'.B16]+['minimltyped.twelf'.B17]+['minimltyped.twelf'.B18]" office:value-type="float" office:value="0.251" calcext:value-type="float">
            <text:p>0.251</text:p>
          </table:table-cell>
          <table:table-cell table:style-name="ce6"/>
          <table:table-cell table:formula="of:=['minimltyped.tjtwelf'.B6]+['minimltyped.tjtwelf'.B11]+['minimltyped.tjtwelf'.B16]+['minimltyped.tjtwelf'.B21]+['minimltyped.tjtwelf'.B31]+['minimltyped.tjtwelf'.B36]" office:value-type="float" office:value="0.183481" calcext:value-type="float">
            <text:p>0.183481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table:style-name="ce18" table:formula="of:=['minimltyped.tjtwelf'.B41]" office:value-type="string" office:string-value="heap overflow" calcext:value-type="string">
            <text:p>heap overflow</text:p>
          </table:table-cell>
          <table:table-cell table:style-name="ce18" table:formula="of:=['minimltyped.tjtwelf'.B46]" office:value-type="float" office:value="0.254842" calcext:value-type="float">
            <text:p>0.254842</text:p>
          </table:table-cell>
          <table:table-cell table:style-name="ce19" table:formula="of:=['minimltyped.tjtwelf'.B51]" office:value-type="float" office:value="0.181048" calcext:value-type="float">
            <text:p>0.181048</text:p>
          </table:table-cell>
          <table:table-cell table:style-name="ce21" table:formula="of:=['minimltyped.tjtwelf'.B21]" office:value-type="float" office:value="0.182678" calcext:value-type="float">
            <text:p>0.1826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/>
          <table:table-cell table:style-name="ce9" table:formula="of:=['minimltyped.twelf'.B20]+['minimltyped.twelf'.B21]+['minimltyped.twelf'.B22]+['minimltyped.twelf'.B23]" office:value-type="float" office:value="0.392" calcext:value-type="float">
            <text:p>0.392</text:p>
          </table:table-cell>
          <table:table-cell table:style-name="ce6"/>
          <table:table-cell table:formula="of:=['minimltyped.tjtwelf'.B7]+['minimltyped.tjtwelf'.B12]+['minimltyped.tjtwelf'.B17]+['minimltyped.tjtwelf'.B22]+['minimltyped.tjtwelf'.B32]+['minimltyped.tjtwelf'.B37]" office:value-type="float" office:value="0.374299" calcext:value-type="float">
            <text:p>0.374299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table:style-name="ce18" table:formula="of:=['minimltyped.tjtwelf'.B42]" office:value-type="string" office:string-value="heap overflow" calcext:value-type="string">
            <text:p>heap overflow</text:p>
          </table:table-cell>
          <table:table-cell table:style-name="ce18" table:formula="of:=['minimltyped.tjtwelf'.B47]" office:value-type="float" office:value="0.501333" calcext:value-type="float">
            <text:p>0.501333</text:p>
          </table:table-cell>
          <table:table-cell table:style-name="ce19" table:formula="of:=['minimltyped.tjtwelf'.B52]" office:value-type="float" office:value="0.37481" calcext:value-type="float">
            <text:p>0.374810</text:p>
          </table:table-cell>
          <table:table-cell table:style-name="ce21" table:formula="of:=['minimltyped.tjtwelf'.B22]" office:value-type="float" office:value="0.373446" calcext:value-type="float">
            <text:p>0.373446</text:p>
          </table:table-cell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7"/>
          <table:table-cell table:style-name="ce11" table:formula="of:=['minimltyped.twelf'.B25]+['minimltyped.twelf'.B26]+['minimltyped.twelf'.B27]+['minimltyped.twelf'.B28]" office:value-type="float" office:value="0.679" calcext:value-type="float">
            <text:p>0.679</text:p>
          </table:table-cell>
          <table:table-cell table:style-name="ce7"/>
          <table:table-cell table:style-name="ce17" table:formula="of:=['minimltyped.tjtwelf'.B8]+['minimltyped.tjtwelf'.B13]+['minimltyped.tjtwelf'.B18]+['minimltyped.tjtwelf'.B23]+['minimltyped.tjtwelf'.B33]+['minimltyped.tjtwelf'.B38]" office:value-type="float" office:value="0.6666" calcext:value-type="float">
            <text:p>0.6666</text:p>
          </table:table-cell>
          <table:table-cell table:number-columns-repeated="6"/>
          <table:table-cell table:style-name="ce4" office:value-type="float" office:value="250" calcext:value-type="float">
            <text:p>250</text:p>
          </table:table-cell>
          <table:table-cell table:style-name="ce18" table:formula="of:=['minimltyped.tjtwelf'.B43]" office:value-type="string" office:string-value="heap overflow" calcext:value-type="string">
            <text:p>heap overflow</text:p>
          </table:table-cell>
          <table:table-cell table:style-name="ce18" table:formula="of:=['minimltyped.tjtwelf'.B48]" office:value-type="float" office:value="0.870045" calcext:value-type="float">
            <text:p>0.870045</text:p>
          </table:table-cell>
          <table:table-cell table:style-name="ce19" table:formula="of:=['minimltyped.tjtwelf'.B53]" office:value-type="float" office:value="0.668647" calcext:value-type="float">
            <text:p>0.668647</text:p>
          </table:table-cell>
          <table:table-cell table:style-name="ce21" table:formula="of:=['minimltyped.tjtwelf'.B23]" office:value-type="float" office:value="0.665659" calcext:value-type="float">
            <text:p>0.665659</text:p>
          </table:table-cell>
        </table:table-row>
        <table:table-row table:style-name="ro1">
          <table:table-cell table:style-name="ce2" office:value-type="string" calcext:value-type="string">
            <text:p>num</text:p>
          </table:table-cell>
          <table:table-cell table:style-name="ce6" table:formula="of:=['num.twelf'.B2]+['num.twelf'.B3]" office:value-type="float" office:value="0.002" calcext:value-type="float">
            <text:p>0.002</text:p>
          </table:table-cell>
          <table:table-cell table:style-name="ce9"/>
          <table:table-cell table:style-name="ce6" table:formula="of:=['num.tjtwelf'.B1]+['num.tjtwelf'.B2]+['num.tjtwelf'.B3]" office:value-type="float" office:value="0.009369" calcext:value-type="float">
            <text:p>0.009</text:p>
          </table:table-cell>
          <table:table-cell table:number-columns-repeated="7"/>
          <table:table-cell table:style-name="ce2" office:value-type="string" calcext:value-type="string">
            <text:p>num</text:p>
          </table:table-cell>
          <table:table-cell table:style-name="ce18" table:number-columns-repeated="3"/>
          <table:table-cell table:style-name="ce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/>
          <table:table-cell table:style-name="ce9" table:formula="of:=['num.twelf'.B5]+['num.twelf'.B6]+['num.twelf'.B7]+['num.twelf'.B8]" office:value-type="float" office:value="0.117" calcext:value-type="float">
            <text:p>0.117</text:p>
          </table:table-cell>
          <table:table-cell table:style-name="ce6"/>
          <table:table-cell table:formula="of:=['num.tjtwelf'.B4]+['num.tjtwelf'.B9]+['num.tjtwelf'.B14]+['num.tjtwelf'.B19]+['num.tjtwelf'.B29]+['num.tjtwelf'.B34]" office:value-type="float" office:value="0.045106" calcext:value-type="float">
            <text:p>0.045106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style-name="ce18" table:formula="of:=['num.tjtwelf'.B39]" office:value-type="float" office:value="0.333085" calcext:value-type="float">
            <text:p>0.333085</text:p>
          </table:table-cell>
          <table:table-cell table:style-name="ce19" table:formula="of:=['num.tjtwelf'.B44]" office:value-type="float" office:value="0.006448" calcext:value-type="float">
            <text:p>0.006448</text:p>
          </table:table-cell>
          <table:table-cell table:style-name="ce18" table:formula="of:=['num.tjtwelf'.B49]" office:value-type="float" office:value="0.005186" calcext:value-type="float">
            <text:p>0.005186</text:p>
          </table:table-cell>
          <table:table-cell table:style-name="ce21" table:formula="of:=['num.tjtwelf'.B19]" office:value-type="float" office:value="0.008054" calcext:value-type="float">
            <text:p>0.0080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/>
          <table:table-cell table:style-name="ce9" table:formula="of:=['num.twelf'.B10]+['num.twelf'.B11]+['num.twelf'.B12]+['num.twelf'.B13]" office:value-type="float" office:value="0.452" calcext:value-type="float">
            <text:p>0.452</text:p>
          </table:table-cell>
          <table:table-cell table:style-name="ce6"/>
          <table:table-cell table:formula="of:=['num.tjtwelf'.B5]+['num.tjtwelf'.B10]+['num.tjtwelf'.B15]+['num.tjtwelf'.B20]+['num.tjtwelf'.B30]+['num.tjtwelf'.B35]" office:value-type="float" office:value="0.136239" calcext:value-type="float">
            <text:p>0.136239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table:style-name="ce18" table:formula="of:=['num.tjtwelf'.B40]" office:value-type="float" office:value="2.739616" calcext:value-type="float">
            <text:p>2.739616</text:p>
          </table:table-cell>
          <table:table-cell table:style-name="ce19" table:formula="of:=['num.tjtwelf'.B45]" office:value-type="float" office:value="0.00842" calcext:value-type="float">
            <text:p>0.008420</text:p>
          </table:table-cell>
          <table:table-cell table:style-name="ce18" table:formula="of:=['num.tjtwelf'.B50]" office:value-type="float" office:value="0.007848" calcext:value-type="float">
            <text:p>0.007848</text:p>
          </table:table-cell>
          <table:table-cell table:style-name="ce21" table:formula="of:=['num.tjtwelf'.B20]" office:value-type="float" office:value="0.006863" calcext:value-type="float">
            <text:p>0.0068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/>
          <table:table-cell table:style-name="ce9" table:formula="of:=['num.twelf'.B15]+['num.twelf'.B16]+['num.twelf'.B17]+['num.twelf'.B18]" office:value-type="float" office:value="4.738" calcext:value-type="float">
            <text:p>4.738</text:p>
          </table:table-cell>
          <table:table-cell table:style-name="ce6"/>
          <table:table-cell table:formula="of:=['num.tjtwelf'.B6]+['num.tjtwelf'.B11]+['num.tjtwelf'.B16]+['num.tjtwelf'.B21]+['num.tjtwelf'.B31]+['num.tjtwelf'.B36]" office:value-type="float" office:value="0.521699" calcext:value-type="float">
            <text:p>0.521699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table:style-name="ce18" table:formula="of:=['num.tjtwelf'.B41]" office:value-type="float" office:value="22.160736" calcext:value-type="float">
            <text:p>22.160736</text:p>
          </table:table-cell>
          <table:table-cell table:style-name="ce19" table:formula="of:=['num.tjtwelf'.B46]" office:value-type="float" office:value="0.032092" calcext:value-type="float">
            <text:p>0.032092</text:p>
          </table:table-cell>
          <table:table-cell table:style-name="ce18" table:formula="of:=['num.tjtwelf'.B51]" office:value-type="float" office:value="0.030925" calcext:value-type="float">
            <text:p>0.030925</text:p>
          </table:table-cell>
          <table:table-cell table:style-name="ce21" table:formula="of:=['num.tjtwelf'.B21]" office:value-type="float" office:value="0.02711" calcext:value-type="float">
            <text:p>0.0271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"/>
          <table:table-cell table:style-name="ce9" table:formula="of:=['num.twelf'.B20]+['num.twelf'.B21]+['num.twelf'.B22]+['num.twelf'.B23]" office:value-type="float" office:value="10.036" calcext:value-type="float">
            <text:p>10.036</text:p>
          </table:table-cell>
          <table:table-cell table:style-name="ce6"/>
          <table:table-cell table:formula="of:=['num.tjtwelf'.B7]+['num.tjtwelf'.B12]+['num.tjtwelf'.B17]+['num.tjtwelf'.B22]+['num.tjtwelf'.B32]+['num.tjtwelf'.B37]" office:value-type="float" office:value="2.260847" calcext:value-type="float">
            <text:p>2.260847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table:style-name="ce18" table:formula="of:=['num.tjtwelf'.B42]" office:value-type="float" office:value="178.248747" calcext:value-type="float">
            <text:p>178.248747</text:p>
          </table:table-cell>
          <table:table-cell table:style-name="ce19" table:formula="of:=['num.tjtwelf'.B47]" office:value-type="float" office:value="0.125561" calcext:value-type="float">
            <text:p>0.125561</text:p>
          </table:table-cell>
          <table:table-cell table:style-name="ce18" table:formula="of:=['num.tjtwelf'.B52]" office:value-type="float" office:value="0.125787" calcext:value-type="float">
            <text:p>0.125787</text:p>
          </table:table-cell>
          <table:table-cell table:style-name="ce21" table:formula="of:=['num.tjtwelf'.B22]" office:value-type="float" office:value="0.108587" calcext:value-type="float">
            <text:p>0.108587</text:p>
          </table:table-cell>
        </table:table-row>
        <table:table-row table:style-name="ro1">
          <table:table-cell table:style-name="ce4" office:value-type="float" office:value="512" calcext:value-type="float">
            <text:p>512</text:p>
          </table:table-cell>
          <table:table-cell table:style-name="ce7"/>
          <table:table-cell table:style-name="ce12" office:value-type="string" calcext:value-type="string">
            <text:p>Stack Overflow</text:p>
          </table:table-cell>
          <table:table-cell table:style-name="ce7"/>
          <table:table-cell table:style-name="ce17" table:formula="of:=['num.tjtwelf'.B8]+['num.tjtwelf'.B13]+['num.tjtwelf'.B18]+['num.tjtwelf'.B23]+['num.tjtwelf'.B33]+['num.tjtwelf'.B38]" office:value-type="float" office:value="9.671999" calcext:value-type="float">
            <text:p>9.671999</text:p>
          </table:table-cell>
          <table:table-cell table:number-columns-repeated="6"/>
          <table:table-cell table:style-name="ce4" office:value-type="float" office:value="512" calcext:value-type="float">
            <text:p>512</text:p>
          </table:table-cell>
          <table:table-cell table:style-name="ce18" table:formula="of:=['num.tjtwelf'.B43]" office:value-type="string" office:string-value="overflow" calcext:value-type="string">
            <text:p>overflow</text:p>
          </table:table-cell>
          <table:table-cell table:style-name="ce19" table:formula="of:=['num.tjtwelf'.B48]" office:value-type="float" office:value="0.498528" calcext:value-type="float">
            <text:p>0.498528</text:p>
          </table:table-cell>
          <table:table-cell table:style-name="ce18" table:formula="of:=['num.tjtwelf'.B53]" office:value-type="float" office:value="0.491978" calcext:value-type="float">
            <text:p>0.491978</text:p>
          </table:table-cell>
          <table:table-cell table:style-name="ce21" table:formula="of:=['num.tjtwelf'.B23]" office:value-type="float" office:value="0.432715" calcext:value-type="float">
            <text:p>0.432715</text:p>
          </table:table-cell>
        </table:table-row>
        <table:table-row table:style-name="ro1">
          <table:table-cell table:style-name="ce2" office:value-type="string" calcext:value-type="string">
            <text:p>perm</text:p>
          </table:table-cell>
          <table:table-cell table:style-name="ce6" table:formula="of:=['perm.twelf'.B2]+['perm.twelf'.B3]" office:value-type="float" office:value="0.004" calcext:value-type="float">
            <text:p>0.004</text:p>
          </table:table-cell>
          <table:table-cell table:style-name="ce9"/>
          <table:table-cell table:style-name="ce6" table:formula="of:=['perm.tjtwelf'.B1]+['perm.tjtwelf'.B2]+['perm.tjtwelf'.B3]" office:value-type="float" office:value="0.010013" calcext:value-type="float">
            <text:p>0.010</text:p>
          </table:table-cell>
          <table:table-cell table:number-columns-repeated="7"/>
          <table:table-cell table:style-name="ce2" office:value-type="string" calcext:value-type="string">
            <text:p>perm</text:p>
          </table:table-cell>
          <table:table-cell table:style-name="ce18" table:number-columns-repeated="3"/>
          <table:table-cell table:style-name="ce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/>
          <table:table-cell table:style-name="ce9" table:formula="of:=['perm.twelf'.B5]+['perm.twelf'.B6]+['perm.twelf'.B7]+['perm.twelf'.B8]" office:value-type="float" office:value="0.014" calcext:value-type="float">
            <text:p>0.014</text:p>
          </table:table-cell>
          <table:table-cell table:style-name="ce6"/>
          <table:table-cell table:formula="of:=['perm.tjtwelf'.B4]+['perm.tjtwelf'.B9]+['perm.tjtwelf'.B14]+['perm.tjtwelf'.B19]+['perm.tjtwelf'.B29]+['perm.tjtwelf'.B34]" office:value-type="float" office:value="0.004851" calcext:value-type="float">
            <text:p>0.00485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style-name="ce18" table:formula="of:=['perm.tjtwelf'.B39]" office:value-type="string" office:string-value="stack overflow" calcext:value-type="string">
            <text:p>stack overflow</text:p>
          </table:table-cell>
          <table:table-cell table:style-name="ce18" table:formula="of:=['perm.tjtwelf'.B44]" office:value-type="float" office:value="0.023897" calcext:value-type="float">
            <text:p>0.023897</text:p>
          </table:table-cell>
          <table:table-cell table:style-name="ce18" table:formula="of:=['perm.tjtwelf'.B49]" office:value-type="float" office:value="0.009317" calcext:value-type="float">
            <text:p>0.009317</text:p>
          </table:table-cell>
          <table:table-cell table:style-name="ce21" table:formula="of:=['perm.tjtwelf'.B19]" office:value-type="float" office:value="0.004662" calcext:value-type="float">
            <text:p>0.0046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/>
          <table:table-cell table:style-name="ce9" table:formula="of:=['perm.twelf'.B10]+['perm.twelf'.B11]+['perm.twelf'.B12]+['perm.twelf'.B13]" office:value-type="float" office:value="0.044" calcext:value-type="float">
            <text:p>0.044</text:p>
          </table:table-cell>
          <table:table-cell table:style-name="ce6"/>
          <table:table-cell table:formula="of:=['perm.tjtwelf'.B5]+['perm.tjtwelf'.B10]+['perm.tjtwelf'.B15]+['perm.tjtwelf'.B20]+['perm.tjtwelf'.B30]+['perm.tjtwelf'.B35]" office:value-type="float" office:value="0.032228" calcext:value-type="float">
            <text:p>0.032228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18" table:formula="of:=['perm.tjtwelf'.B40]" office:value-type="string" office:string-value="stack overflow" calcext:value-type="string">
            <text:p>stack overflow</text:p>
          </table:table-cell>
          <table:table-cell table:style-name="ce18" table:formula="of:=['perm.tjtwelf'.B45]" office:value-type="float" office:value="0.135547" calcext:value-type="float">
            <text:p>0.135547</text:p>
          </table:table-cell>
          <table:table-cell table:style-name="ce18" table:formula="of:=['perm.tjtwelf'.B50]" office:value-type="float" office:value="0.061359" calcext:value-type="float">
            <text:p>0.061359</text:p>
          </table:table-cell>
          <table:table-cell table:style-name="ce21" table:formula="of:=['perm.tjtwelf'.B20]" office:value-type="float" office:value="0.031669" calcext:value-type="float">
            <text:p>0.0316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/>
          <table:table-cell table:style-name="ce9" table:formula="of:=['perm.twelf'.B15]+['perm.twelf'.B16]+['perm.twelf'.B17]+['perm.twelf'.B18]" office:value-type="float" office:value="0.112" calcext:value-type="float">
            <text:p>0.112</text:p>
          </table:table-cell>
          <table:table-cell table:style-name="ce6"/>
          <table:table-cell table:formula="of:=['perm.tjtwelf'.B6]+['perm.tjtwelf'.B11]+['perm.tjtwelf'.B16]+['perm.tjtwelf'.B21]+['perm.tjtwelf'.B31]+['perm.tjtwelf'.B36]" office:value-type="float" office:value="0.116315" calcext:value-type="float">
            <text:p>0.116315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style-name="ce18" table:formula="of:=['perm.tjtwelf'.B41]" office:value-type="string" office:string-value="stack overflow" calcext:value-type="string">
            <text:p>stack overflow</text:p>
          </table:table-cell>
          <table:table-cell table:style-name="ce18" table:formula="of:=['perm.tjtwelf'.B46]" office:value-type="float" office:value="0.436207" calcext:value-type="float">
            <text:p>0.436207</text:p>
          </table:table-cell>
          <table:table-cell table:style-name="ce18" table:formula="of:=['perm.tjtwelf'.B51]" office:value-type="float" office:value="0.218776" calcext:value-type="float">
            <text:p>0.218776</text:p>
          </table:table-cell>
          <table:table-cell table:style-name="ce21" table:formula="of:=['perm.tjtwelf'.B21]" office:value-type="float" office:value="0.115874" calcext:value-type="float">
            <text:p>0.1158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/>
          <table:table-cell table:style-name="ce9" table:formula="of:=['perm.twelf'.B20]+['perm.twelf'.B21]+['perm.twelf'.B22]+['perm.twelf'.B23]" office:value-type="float" office:value="0.202" calcext:value-type="float">
            <text:p>0.202</text:p>
          </table:table-cell>
          <table:table-cell table:style-name="ce6"/>
          <table:table-cell table:formula="of:=['perm.tjtwelf'.B7]+['perm.tjtwelf'.B12]+['perm.tjtwelf'.B17]+['perm.tjtwelf'.B22]+['perm.tjtwelf'.B32]+['perm.tjtwelf'.B37]" office:value-type="float" office:value="0.31004" calcext:value-type="float">
            <text:p>0.31004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style-name="ce18" table:formula="of:=['perm.tjtwelf'.B42]" office:value-type="string" office:string-value="stack overflow" calcext:value-type="string">
            <text:p>stack overflow</text:p>
          </table:table-cell>
          <table:table-cell table:style-name="ce18" table:formula="of:=['perm.tjtwelf'.B47]" office:value-type="float" office:value="1.056683" calcext:value-type="float">
            <text:p>1.056683</text:p>
          </table:table-cell>
          <table:table-cell table:style-name="ce18" table:formula="of:=['perm.tjtwelf'.B52]" office:value-type="float" office:value="0.578609" calcext:value-type="float">
            <text:p>0.578609</text:p>
          </table:table-cell>
          <table:table-cell table:style-name="ce21" table:formula="of:=['perm.tjtwelf'.B22]" office:value-type="float" office:value="0.30966" calcext:value-type="float">
            <text:p>0.309660</text:p>
          </table:table-cell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1" table:formula="of:=['perm.twelf'.B25]+['perm.twelf'.B26]+['perm.twelf'.B27]+['perm.twelf'.B28]" office:value-type="float" office:value="0.343" calcext:value-type="float">
            <text:p>0.343</text:p>
          </table:table-cell>
          <table:table-cell table:style-name="ce7"/>
          <table:table-cell table:style-name="ce17" table:formula="of:=['perm.tjtwelf'.B8]+['perm.tjtwelf'.B13]+['perm.tjtwelf'.B18]+['perm.tjtwelf'.B23]+['perm.tjtwelf'.B33]+['perm.tjtwelf'.B38]" office:value-type="float" office:value="0.687157" calcext:value-type="float">
            <text:p>0.687157</text:p>
          </table:table-cell>
          <table:table-cell table:number-columns-repeated="6"/>
          <table:table-cell table:style-name="ce4" office:value-type="float" office:value="50" calcext:value-type="float">
            <text:p>50</text:p>
          </table:table-cell>
          <table:table-cell table:style-name="ce18" table:formula="of:=['perm.tjtwelf'.B43]" office:value-type="string" office:string-value="stack overflow" calcext:value-type="string">
            <text:p>stack overflow</text:p>
          </table:table-cell>
          <table:table-cell table:style-name="ce18" table:formula="of:=['perm.tjtwelf'.B48]" office:value-type="float" office:value="2.150704" calcext:value-type="float">
            <text:p>2.150704</text:p>
          </table:table-cell>
          <table:table-cell table:style-name="ce18" table:formula="of:=['perm.tjtwelf'.B53]" office:value-type="float" office:value="1.254526" calcext:value-type="float">
            <text:p>1.254526</text:p>
          </table:table-cell>
          <table:table-cell table:style-name="ce21" table:formula="of:=['perm.tjtwelf'.B23]" office:value-type="float" office:value="0.686716" calcext:value-type="float">
            <text:p>0.686716</text:p>
          </table:table-cell>
        </table:table-row>
        <table:table-row table:style-name="ro1" table:number-rows-repeated="104853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4:36:21.543814944</meta:creation-date>
    <dc:date>2018-03-23T16:01:23.366250977</dc:date>
    <meta:editing-duration>PT26M7S</meta:editing-duration>
    <meta:editing-cycles>4</meta:editing-cycles>
    <meta:generator>LibreOffice/5.1.6.2$Linux_X86_64 LibreOffice_project/10m0$Build-2</meta:generator>
    <meta:document-statistic meta:table-count="11" meta:cell-count="1588" meta:object-count="0"/>
  </office:meta>
</office:document-meta>
</file>